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63495"/>
    </style:style>
    <style:style style:name="P2" style:family="paragraph" style:parent-style-name="Standard">
      <style:text-properties fo:language="de" fo:country="DE" fo:font-style="normal" style:text-underline-style="none" fo:font-weight="normal" officeooo:paragraph-rsid="00063495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de" fo:country="DE" fo:font-style="normal" style:text-underline-style="none" fo:font-weight="normal" officeooo:paragraph-rsid="000af62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de" fo:country="DE" fo:font-style="normal" style:text-underline-style="none" fo:font-weight="normal" officeooo:rsid="00063495" officeooo:paragraph-rsid="0006349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de" fo:country="DE" fo:font-style="normal" style:text-underline-style="none" fo:font-weight="normal" officeooo:rsid="00063495" officeooo:paragraph-rsid="000cd30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de" fo:country="DE" fo:font-style="normal" style:text-underline-style="none" fo:font-weight="normal" officeooo:rsid="0007e434" officeooo:paragraph-rsid="0007e43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de" fo:country="DE" fo:font-style="normal" style:text-underline-style="none" fo:font-weight="normal" officeooo:rsid="0007e434" officeooo:paragraph-rsid="0006349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de" fo:country="DE" fo:font-style="normal" style:text-underline-style="none" fo:font-weight="normal" officeooo:rsid="0009dc2e" officeooo:paragraph-rsid="0006349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de" fo:country="DE" fo:font-style="normal" style:text-underline-style="none" fo:font-weight="normal" officeooo:rsid="000af624" officeooo:paragraph-rsid="000af62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de" fo:country="DE" fo:font-style="normal" style:text-underline-style="none" fo:font-weight="normal" officeooo:rsid="000b58b0" officeooo:paragraph-rsid="000af62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de" fo:country="DE" fo:font-style="normal" style:text-underline-style="none" fo:font-weight="normal" officeooo:rsid="000cd30a" officeooo:paragraph-rsid="000cd30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de" fo:country="DE" fo:font-style="normal" style:text-underline-style="none" fo:font-weight="normal" officeooo:rsid="000e3850" officeooo:paragraph-rsid="000cd30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de" fo:country="DE" fo:font-style="normal" style:text-underline-style="none" fo:font-weight="normal" officeooo:rsid="000e3850" officeooo:paragraph-rsid="000fd94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de" fo:country="DE" fo:font-style="normal" style:text-underline-style="none" fo:font-weight="normal" officeooo:rsid="000fd942" officeooo:paragraph-rsid="000fd94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de" fo:country="DE" fo:font-style="normal" style:text-underline-style="none" fo:font-weight="normal" officeooo:rsid="0011bff1" officeooo:paragraph-rsid="0011bff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063495" officeooo:paragraph-rsid="00063495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>
        <style:tab-stops>
          <style:tab-stop style:position="4.2398in"/>
        </style:tab-stops>
      </style:paragraph-properties>
      <style:text-properties fo:language="de" fo:country="DE" fo:font-style="italic" style:text-underline-style="solid" style:text-underline-width="auto" style:text-underline-color="font-color" fo:font-weight="bold" officeooo:rsid="000af624" officeooo:paragraph-rsid="000af624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ize="13pt" fo:language="de" fo:country="DE" fo:font-style="italic" style:text-underline-style="solid" style:text-underline-width="auto" style:text-underline-color="font-color" fo:font-weight="bold" officeooo:rsid="000af624" officeooo:paragraph-rsid="000af624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text-properties fo:font-size="13pt" fo:language="de" fo:country="DE" fo:font-style="italic" style:text-underline-style="solid" style:text-underline-width="auto" style:text-underline-color="font-color" fo:font-weight="bold" officeooo:rsid="000b58b0" officeooo:paragraph-rsid="000b58b0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text-properties fo:font-size="13pt" fo:language="de" fo:country="DE" fo:font-style="normal" style:text-underline-style="none" fo:font-weight="normal" officeooo:rsid="000af624" officeooo:paragraph-rsid="000b58b0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fo:font-size="13pt" fo:language="de" fo:country="DE" fo:font-style="normal" style:text-underline-style="none" fo:font-weight="normal" officeooo:rsid="000b58b0" officeooo:paragraph-rsid="000b58b0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1222e7" officeooo:paragraph-rsid="001222e7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language="de" fo:country="DE" fo:font-style="normal" style:text-underline-style="none" fo:font-weight="normal" officeooo:rsid="001222e7" officeooo:paragraph-rsid="001222e7" style:font-style-asian="normal" style:font-weight-asian="normal" style:font-style-complex="normal" style:font-weight-complex="normal"/>
    </style:style>
    <style:style style:name="P24" style:family="paragraph">
      <style:paragraph-properties fo:text-align="center"/>
    </style:style>
    <style:style style:name="T1" style:family="text">
      <style:text-properties officeooo:rsid="00063495"/>
    </style:style>
    <style:style style:name="T2" style:family="text">
      <style:text-properties fo:font-style="italic" style:text-underline-style="solid" style:text-underline-width="auto" style:text-underline-color="font-color" fo:font-weight="bold" officeooo:rsid="00063495" style:font-style-asian="italic" style:font-weight-asian="bold" style:font-style-complex="italic" style:font-weight-complex="bold"/>
    </style:style>
    <style:style style:name="T3" style:family="text">
      <style:text-properties officeooo:rsid="0007e434"/>
    </style:style>
    <style:style style:name="T4" style:family="text">
      <style:text-properties officeooo:rsid="00084c09"/>
    </style:style>
    <style:style style:name="T5" style:family="text">
      <style:text-properties officeooo:rsid="0009dc2e"/>
    </style:style>
    <style:style style:name="T6" style:family="text">
      <style:text-properties officeooo:rsid="000af624"/>
    </style:style>
    <style:style style:name="T7" style:family="text">
      <style:text-properties fo:font-size="13pt" fo:font-style="italic" style:text-underline-style="solid" style:text-underline-width="auto" style:text-underline-color="font-color" fo:font-weight="bold" officeooo:rsid="000af624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officeooo:rsid="000b58b0"/>
    </style:style>
    <style:style style:name="T9" style:family="text">
      <style:text-properties officeooo:rsid="000cd30a"/>
    </style:style>
    <style:style style:name="T10" style:family="text">
      <style:text-properties officeooo:rsid="000e3850"/>
    </style:style>
    <style:style style:name="T11" style:family="text">
      <style:text-properties officeooo:rsid="001222e7"/>
    </style:style>
    <style:style style:name="T12" style:family="text">
      <style:text-properties officeooo:rsid="0013187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2">Geld und Währung</text:span></text:p>
      <text:p text:style-name="P16"/>
      <text:p text:style-name="P16"/>
      <text:p text:style-name="P4"><draw:line text:anchor-type="paragraph" draw:z-index="0" draw:style-name="gr1" draw:text-style-name="P24" svg:x1="2.5717in" svg:y1="0.0193in" svg:x2="2.5717in" svg:y2="0.3319in"><text:p/></draw:line><draw:frame text:anchor-type="paragraph" draw:z-index="2" draw:style-name="gr2" svg:width="1.1878in" svg:height="0.3441in" svg:x="3.0925in" svg:y="0.0925in"><draw:text-box><text:p>Bargeld</text:p></draw:text-box></draw:frame>1. Arten:<text:tab/><text:tab/>- Münzgeld</text:p>
      <text:p text:style-name="P4"><draw:line text:anchor-type="paragraph" draw:z-index="1" draw:style-name="gr1" draw:text-style-name="P24" svg:x1="2.5819in" svg:y1="0.0047in" svg:x2="3.0819in" svg:y2="0.0047in"><text:p/></draw:line><text:tab/><text:tab/><text:tab/>- Banknoten</text:p>
      <text:p text:style-name="P4"><text:tab/><text:tab/></text:p>
      <text:p text:style-name="P4"><text:tab/><text:tab/><text:tab/>- Buch -/ Giralgeld</text:p>
      <text:p text:style-name="P4"/>
      <text:p text:style-name="P4"/>
      <text:p text:style-name="P4"/>
      <text:p text:style-name="P6">2. Funktionen:<text:tab/><text:tab/>- Gesetzliches Zahlungsmittel</text:p>
      <text:p text:style-name="P2"><draw:custom-shape text:anchor-type="paragraph" draw:z-index="3" draw:style-name="gr3" svg:width="0.3961in" svg:height="0.1358in" svg:x="2.8945in" svg:y="0.02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"><text:tab/><text:tab/><text:tab/></text:span><text:span text:style-name="T3">- Tauschmittel (Geld <text:tab/> <text:s text:c="8"/>Ware/Leistung)</text:span></text:p>
      <text:p text:style-name="P7"><text:tab/><text:tab/><text:tab/>- Wertübertagungsmittel (keine konkrete Gegenleistung)</text:p>
      <text:p text:style-name="P2"><text:span text:style-name="T3"><text:tab/><text:tab/><text:tab/>- Wertaufbewahrungsmittel </text:span><text:span text:style-name="T4">(Sparen)</text:span></text:p>
      <text:p text:style-name="P2"><text:span text:style-name="T4"><text:tab/><text:tab/><text:tab/></text:span><text:span text:style-name="T5">- Bewertung</text:span></text:p>
      <text:p text:style-name="P8"/>
      <text:p text:style-name="P8"/>
      <text:p text:style-name="P8"/>
      <text:p text:style-name="P17"/>
      <text:p text:style-name="P17">Kaufkraft des Gelde</text:p>
      <text:p text:style-name="P4"/>
      <text:p text:style-name="P4"/>
      <text:p text:style-name="P9">Der Wert des Geldes liegt in seiner Kaufkraft, d.h. Im Gegenwert an Waren und Leistungen die nun für einen bestimmten Geldbetrag erhält.</text:p>
      <text:p text:style-name="P9"/>
      <text:p text:style-name="P9"/>
      <text:p text:style-name="P3"><text:span text:style-name="T6"><text:tab/><text:tab/><text:tab/><text:tab/></text:span><text:span text:style-name="T7">Kaufkraft = 1 / Preisniveau</text:span></text:p>
      <text:p text:style-name="P18"/>
      <text:p text:style-name="P18"/>
      <text:p text:style-name="P19">3.1 Inflation</text:p>
      <text:p text:style-name="P19"/>
      <text:p text:style-name="P21">Geldentwertung → sinkende Kaufkraft</text:p>
      <text:p text:style-name="P21"/>
      <text:p text:style-name="P21"/>
      <text:p text:style-name="P21"/>
      <text:p text:style-name="P20"><draw:line text:anchor-type="paragraph" draw:z-index="4" draw:style-name="gr1" draw:text-style-name="P24" svg:x1="3.2528in" svg:y1="0.1839in" svg:x2="2.3673in" svg:y2="0.9028in"><text:p/></draw:line><draw:line text:anchor-type="paragraph" draw:z-index="5" draw:style-name="gr1" draw:text-style-name="P24" svg:x1="3.4508in" svg:y1="0.1634in" svg:x2="4.1697in" svg:y2="0.8717in"><text:p/></draw:line><text:span text:style-name="T8"><text:tab/><text:tab/><text:tab/><text:tab/><text:tab/><text:tab/></text:span><text:span text:style-name="T9">Ursachen</text:span></text:p>
      <text:p text:style-name="P10"/>
      <text:p text:style-name="P9"/>
      <text:p text:style-name="P4"/>
      <text:p text:style-name="P4"><draw:frame text:anchor-type="paragraph" draw:z-index="6" draw:style-name="gr4" svg:width="1.3543in" svg:height="0.3843in" svg:x="1.711in" svg:y="0.0992in"><draw:text-box><text:p>Steigende Kosten</text:p><text:p>(Kosteninflation)</text:p></draw:text-box></draw:frame><draw:frame text:anchor-type="paragraph" draw:z-index="7" draw:style-name="gr5" svg:width="2.6043in" svg:height="0.4587in" svg:x="3.378in" svg:y="0.089in"><draw:text-box><text:p>Nachfrage übersteigt deutlich Angebot</text:p><text:p><text:tab/> <text:s/>(Nachfrageinflation)</text:p></draw:text-box></draw:frame></text:p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rten:<text:tab/>- galoppierende Inflation<text:tab/><text:tab/><text:tab/>→ extrem schneller und ständiger Preisanstieg</text:p>
      <text:p text:style-name="P11"/>
      <text:p text:style-name="P5"><text:span text:style-name="T9"><text:tab/><text:tab/></text:span><text:span text:style-name="T10">=&gt; Stopp nur durch Währungsreform</text:span></text:p>
      <text:p text:style-name="P12"/>
      <text:p text:style-name="P13"><text:tab/></text:p>
      <text:p text:style-name="P14">- verdeckte oder rückgestaute Inflation <text:tab/>→ deutlicher Anstieg des Geldumlaufs</text:p>
      <text:p text:style-name="P4"/>
      <text:p text:style-name="P14"><text:tab/><text:tab/>=&gt; Stopp durch Lohn- und Preisstopp oder Warenrationierung, Zuteilung</text:p>
      <text:p text:style-name="P14"/>
      <text:p text:style-name="P15"><text:tab/>- schleichende Inflation<text:tab/><text:tab/>→ relativ geringer Preisanstieg (ständig)</text:p>
      <text:p text:style-name="P15"/>
      <text:p text:style-name="P15"/>
      <text:p text:style-name="P15"/>
      <text:p text:style-name="P15"/>
      <text:p text:style-name="P15"/>
      <text:p text:style-name="P22">3.2. Deflation:<text:span text:style-name="T12">m,.</text:span></text:p>
      <text:p text:style-name="P23"/>
      <text:p text:style-name="P23">Geldmangel, Angebot ist deutlich größer als die Nachfrage</text:p>
      <text:p text:style-name="P23"/>
      <text:p text:style-name="P23">Folgen:<text:tab/>· sinkende Preise</text:p>
      <text:p text:style-name="P23"><text:tab/><text:tab/>· Produktionsrückgang</text:p>
      <text:p text:style-name="P23"><text:tab/><text:tab/>· Arbeitsplatzabbau</text:p>
      <text:p text:style-name="P23"><text:tab/><text:tab/>· Konkurse und Massenarbeitslosigkeit</text:p>
      <text:p text:style-name="P23"><text:tab/><text:tab/>· weiter sinkende Nachfrage</text:p>
      <text:p text:style-name="P4"><text:tab/><text:tab/><text:span text:style-name="T11">· zunehmende Staatsverschuldung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3-20T10:01:12</meta:creation-date>
    <dc:date>2013-03-27T09:35:50</dc:date>
    <dc:creator>root </dc:creator>
    <meta:editing-duration>PT1H6M45S</meta:editing-duration>
    <meta:editing-cycles>12</meta:editing-cycles>
    <meta:generator>LibreOffice/4.0.0.2$Linux_x86 LibreOffice_project/408fe71bd18616c467b3dcd7ab6756528ffcae2</meta:generator>
    <meta:document-statistic meta:table-count="0" meta:image-count="0" meta:object-count="0" meta:page-count="2" meta:paragraph-count="30" meta:word-count="140" meta:character-count="1105" meta:non-whitespace-character-count="927"/>
  </office:meta>
</office:document-meta>
</file>